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dd728" officeooo:paragraph-rsid="001dd728"/>
    </style:style>
    <style:style style:name="P2" style:family="paragraph" style:parent-style-name="Standard">
      <style:text-properties officeooo:rsid="0020078f" officeooo:paragraph-rsid="0020078f"/>
    </style:style>
    <style:style style:name="P3" style:family="paragraph" style:parent-style-name="Standard">
      <style:text-properties officeooo:rsid="0021bfbb" officeooo:paragraph-rsid="0021bfbb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251565" officeooo:paragraph-rsid="0025156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25c18f" officeooo:paragraph-rsid="0025c18f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25cd98" officeooo:paragraph-rsid="0025cd98" style:font-weight-asian="bold" style:font-weight-complex="bold"/>
    </style:style>
    <style:style style:name="T1" style:family="text">
      <style:text-properties officeooo:rsid="0021b3ec"/>
    </style:style>
    <style:style style:name="T2" style:family="text">
      <style:text-properties officeooo:rsid="0023bd53"/>
    </style:style>
    <style:style style:name="T3" style:family="text">
      <style:text-properties style:text-underline-style="none"/>
    </style:style>
    <style:style style:name="T4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mandes pour git :</text:p>
      <text:p text:style-name="P1"/>
      <text:p text:style-name="P2">git status pour void l'etat de ton statut </text:p>
      <text:p text:style-name="P2"/>
      <text:p text:style-name="P2">git add <text:span text:style-name="T1">&lt;chemin&gt;</text:span>: ajout de ton fichier et derriere tu mets le chemin ou . Pour ajouter tous les fichiers courants</text:p>
      <text:p text:style-name="P2"/>
      <text:p text:style-name="P3">git commit -m « message » : <text:span text:style-name="T2">créer une version </text:span></text:p>
      <text:p text:style-name="P3"/>
      <text:p text:style-name="P3"/>
      <text:p text:style-name="P4">serveur :</text:p>
      <text:p text:style-name="P4"/>
      <text:p text:style-name="P5">git pull : <text:span text:style-name="T4">recuperer les versions qu'il y'a sur notre pc</text:span></text:p>
      <text:p text:style-name="P5"/>
      <text:p text:style-name="P6"><text:span text:style-name="T4">git push : <text:s/>recuperer les fichiers qu'il y'a sur le serveur</text:span></text:p>
      <text:p text:style-name="P6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7:38:58.044048346</meta:creation-date>
    <dc:date>2016-06-01T17:46:02.742284336</dc:date>
    <meta:editing-duration>PT6M30S</meta:editing-duration>
    <meta:editing-cycles>10</meta:editing-cycles>
    <meta:generator>LibreOffice/4.2.8.2$Linux_X86_64 LibreOffice_project/420m0$Build-2</meta:generator>
    <meta:document-statistic meta:table-count="0" meta:image-count="0" meta:object-count="0" meta:page-count="1" meta:paragraph-count="7" meta:word-count="67" meta:character-count="345" meta:non-whitespace-character-count="282"/>
  </office:meta>
</office:document-meta>
</file>